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ilanka" svg:font-family="Chilanka"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4pt" fo:font-style="normal" officeooo:rsid="0005ab1d" officeooo:paragraph-rsid="00175705" style:font-size-asian="12.25pt" style:font-style-asian="normal" style:font-size-complex="14pt" style:font-style-complex="normal"/>
    </style:style>
    <style:style style:name="P2" style:family="paragraph" style:parent-style-name="Standard">
      <style:paragraph-properties fo:text-align="start" style:justify-single-word="false"/>
      <style:text-properties style:font-name="Manjari Bold1" fo:font-size="18pt" officeooo:rsid="000553a3" officeooo:paragraph-rsid="000553a3" style:font-size-asian="15.75pt" style:font-size-complex="18pt"/>
    </style:style>
    <style:style style:name="P3" style:family="paragraph" style:parent-style-name="Standard">
      <style:paragraph-properties fo:text-align="center" style:justify-single-word="false"/>
      <style:text-properties style:font-name="Manjari Bold1" fo:font-size="18pt" officeooo:rsid="000553a3" officeooo:paragraph-rsid="0008d061" style:font-size-asian="15.75pt" style:font-size-complex="18pt"/>
    </style:style>
    <style:style style:name="P4" style:family="paragraph" style:parent-style-name="Standard">
      <style:paragraph-properties fo:text-align="center" style:justify-single-word="false"/>
      <style:text-properties style:font-name="Manjari Bold1" fo:font-size="18pt" officeooo:rsid="000553a3" officeooo:paragraph-rsid="00127cb9" style:font-size-asian="15.75pt" style:font-size-complex="18pt"/>
    </style:style>
    <style:style style:name="P5" style:family="paragraph" style:parent-style-name="Standard">
      <style:paragraph-properties fo:text-align="center" style:justify-single-word="false"/>
      <style:text-properties style:font-name="Manjari Bold1" fo:font-size="18pt" officeooo:rsid="0003fda2" officeooo:paragraph-rsid="0003fda2" style:font-size-asian="15.75pt" style:font-size-complex="18pt"/>
    </style:style>
    <style:style style:name="P6" style:family="paragraph" style:parent-style-name="Standard">
      <style:paragraph-properties fo:text-align="center" style:justify-single-word="false"/>
      <style:text-properties style:font-name="Manjari Bold1" fo:font-size="18pt" officeooo:rsid="00127cb9" officeooo:paragraph-rsid="00127cb9" style:font-size-asian="15.75pt" style:font-size-complex="18pt"/>
    </style:style>
    <style:style style:name="P7" style:family="paragraph" style:parent-style-name="Standard">
      <style:paragraph-properties fo:text-align="start" style:justify-single-word="false"/>
      <style:text-properties style:font-name="Manjari Bold" fo:font-size="16pt" fo:font-style="normal" officeooo:rsid="000778d2" officeooo:paragraph-rsid="00175705" style:font-size-asian="14pt" style:font-style-asian="normal" style:font-size-complex="16pt" style:font-style-complex="normal"/>
    </style:style>
    <style:style style:name="P8" style:family="paragraph" style:parent-style-name="Standard">
      <style:paragraph-properties fo:text-align="justify" style:justify-single-word="false"/>
      <style:text-properties style:font-name="Manjari Bold" fo:font-size="16pt" fo:font-style="normal" officeooo:rsid="000778d2" officeooo:paragraph-rsid="00175705" style:font-size-asian="14pt" style:font-style-asian="normal" style:font-size-complex="16pt" style:font-style-complex="normal"/>
    </style:style>
    <style:style style:name="P9" style:family="paragraph" style:parent-style-name="Standard">
      <style:paragraph-properties fo:text-align="start" style:justify-single-word="false"/>
      <style:text-properties style:font-name="Manjari Bold" fo:font-size="16pt" fo:font-style="normal" officeooo:rsid="000692ae" officeooo:paragraph-rsid="00175705" style:font-size-asian="14pt" style:font-style-asian="normal" style:font-size-complex="16pt" style:font-style-complex="normal"/>
    </style:style>
    <style:style style:name="P10"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fo:font-weight="bold" officeooo:rsid="000553a3" officeooo:paragraph-rsid="00175705" style:font-size-asian="18pt" style:font-style-asian="normal" style:font-weight-asian="bold" style:font-size-complex="18pt" style:font-style-complex="normal" style:font-weight-complex="bold"/>
    </style:style>
    <style:style style:name="P11"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fo:font-weight="bold" officeooo:rsid="000692ae" officeooo:paragraph-rsid="00175705"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officeooo:rsid="000778d2" officeooo:paragraph-rsid="00175705" style:font-size-asian="18pt" style:font-style-asian="normal" style:font-size-complex="18pt" style:font-style-complex="normal"/>
    </style:style>
    <style:style style:name="P13" style:family="paragraph" style:parent-style-name="Standard">
      <style:paragraph-properties fo:text-align="start" style:justify-single-word="false"/>
      <style:text-properties style:font-name="Chilanka" fo:font-size="16pt" fo:font-style="normal" style:text-underline-style="none" fo:font-weight="bold" officeooo:rsid="000553a3" officeooo:paragraph-rsid="00175705" style:font-size-asian="16pt" style:font-style-asian="normal" style:font-weight-asian="bold" style:font-size-complex="16pt" style:font-style-complex="normal" style:font-weight-complex="bold"/>
    </style:style>
    <style:style style:name="P14" style:family="paragraph" style:parent-style-name="Standard">
      <style:paragraph-properties fo:text-align="start" style:justify-single-word="false"/>
      <style:text-properties style:font-name="Chilanka" fo:font-size="16pt" fo:font-style="normal" style:text-underline-style="none" fo:font-weight="bold" officeooo:rsid="0005ab1d" officeooo:paragraph-rsid="00175705"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style:font-name="Chilanka" fo:font-size="16pt" fo:font-style="normal" fo:font-weight="bold" officeooo:rsid="0008247c" officeooo:paragraph-rsid="00175705"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style:font-name="Chilanka" fo:font-size="16pt" fo:font-style="normal" officeooo:rsid="000692ae" officeooo:paragraph-rsid="00175705" style:font-size-asian="16pt" style:font-style-asian="normal" style:font-size-complex="16pt" style:font-style-complex="normal"/>
    </style:style>
    <style:style style:name="P17" style:family="paragraph" style:parent-style-name="Standard">
      <style:paragraph-properties fo:text-align="justify" style:justify-single-word="false"/>
      <style:text-properties fo:font-size="16pt" officeooo:paragraph-rsid="0005ab1d" style:font-size-asian="16pt" style:font-size-complex="16pt"/>
    </style:style>
    <style:style style:name="P18" style:family="paragraph" style:parent-style-name="Standard">
      <style:paragraph-properties fo:text-align="justify" style:justify-single-word="false"/>
      <style:text-properties style:font-name="Chilanka" fo:font-size="16pt" fo:font-style="normal" fo:font-weight="bold" officeooo:rsid="0008247c" officeooo:paragraph-rsid="00175705"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style:font-name="Manjari Bold" fo:font-size="18pt" fo:font-style="normal" fo:font-weight="normal" officeooo:rsid="0005ab1d" officeooo:paragraph-rsid="00175705" style:font-size-asian="18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style:font-name="Manjari Bold" fo:font-size="16pt" fo:font-style="normal" officeooo:rsid="000553a3" officeooo:paragraph-rsid="001a25d0" style:font-size-asian="14pt" style:font-style-asian="normal" style:font-size-complex="16pt" style:font-style-complex="normal"/>
    </style:style>
    <style:style style:name="T1" style:family="text">
      <style:text-properties officeooo:rsid="0008d061"/>
    </style:style>
    <style:style style:name="T2"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3" style:family="text">
      <style:text-properties style:font-name="Ubuntu" fo:font-size="14pt" style:font-size-asian="12.25pt" style:font-size-complex="14pt"/>
    </style:style>
    <style:style style:name="T4" style:family="text">
      <style:text-properties fo:font-size="18pt" style:text-underline-style="solid" style:text-underline-width="auto" style:text-underline-color="font-color" style:font-size-asian="18pt" style:font-size-complex="18pt"/>
    </style:style>
    <style:style style:name="T5"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Chilanka" fo:font-weight="bold" style:font-size-asian="16pt" style:font-weight-asian="bold" style:font-weight-complex="bold"/>
    </style:style>
    <style:style style:name="T7" style:family="text">
      <style:text-properties style:font-name="Chilanka" fo:font-weight="bold" officeooo:rsid="000c5206" style:font-size-asian="16pt" style:font-weight-asian="bold" style:font-weight-complex="bold"/>
    </style:style>
    <style:style style:name="T8" style:family="text">
      <style:text-properties style:font-name="Chilanka" fo:font-weight="bold" officeooo:rsid="000fd880" style:font-size-asian="16pt" style:font-weight-asian="bold" style:font-weight-complex="bold"/>
    </style:style>
    <style:style style:name="T9" style:family="text">
      <style:text-properties style:font-name="Chilanka" fo:font-weight="bold" officeooo:rsid="0008247c" style:font-size-asian="16pt" style:font-weight-asian="bold" style:font-weight-complex="bold"/>
    </style:style>
    <style:style style:name="T10" style:family="text">
      <style:text-properties style:font-name="Chilanka" fo:font-weight="bold" officeooo:rsid="0012a7d1" style:font-size-asian="16pt" style:font-weight-asian="bold" style:font-weight-complex="bold"/>
    </style:style>
    <style:style style:name="T11" style:family="text">
      <style:text-properties style:font-name="Chilanka" fo:font-weight="bold" officeooo:rsid="0016d93b" style:font-size-asian="16pt" style:font-weight-asian="bold" style:font-weight-complex="bold"/>
    </style:style>
    <style:style style:name="T12" style:family="text">
      <style:text-properties style:font-name="Chilanka" fo:font-weight="bold" officeooo:rsid="001a25d0" style:font-size-asian="16pt" style:font-weight-asian="bold" style:font-weight-complex="bold"/>
    </style:style>
    <style:style style:name="T13" style:family="text">
      <style:text-properties style:font-name="Chilanka" fo:font-size="16pt" style:font-size-asian="16pt" style:font-size-complex="16pt"/>
    </style:style>
    <style:style style:name="T14" style:family="text">
      <style:text-properties style:font-name="Chilanka" fo:font-size="16pt" fo:font-weight="bold" officeooo:rsid="0016d93b" style:font-size-asian="16pt" style:font-weight-asian="bold" style:font-size-complex="16pt" style:font-weight-complex="bold"/>
    </style:style>
    <style:style style:name="T15" style:family="text">
      <style:text-properties style:font-name="Chilanka" fo:font-size="16pt" fo:font-weight="bold" officeooo:rsid="001a25d0" style:font-size-asian="16pt" style:font-weight-asian="bold" style:font-size-complex="16pt" style:font-weight-complex="bold"/>
    </style:style>
    <style:style style:name="T16" style:family="text">
      <style:text-properties style:font-name="Chilanka" fo:font-size="16pt" style:text-underline-style="none" style:font-size-asian="16pt" style:font-size-complex="16pt"/>
    </style:style>
    <style:style style:name="T17" style:family="text">
      <style:text-properties style:font-name="Chilanka" fo:font-size="16pt" style:text-underline-style="none" officeooo:rsid="00113b1a" style:font-size-asian="16pt" style:font-size-complex="16pt"/>
    </style:style>
    <style:style style:name="T18" style:family="text">
      <style:text-properties style:font-name="Chilanka" fo:font-size="16pt" style:text-underline-style="none" officeooo:rsid="0005ab1d" style:font-size-asian="16pt" style:font-size-complex="16pt"/>
    </style:style>
    <style:style style:name="T19" style:family="text">
      <style:text-properties style:font-name="Chilanka" fo:font-size="16pt" style:text-underline-style="none" officeooo:rsid="00095bbb" style:font-size-asian="16pt" style:font-size-complex="16pt"/>
    </style:style>
    <style:style style:name="T20" style:family="text">
      <style:text-properties style:font-name="Chilanka" fo:font-size="16pt" style:text-underline-style="none" officeooo:rsid="001a25d0" style:font-size-asian="16pt" style:font-size-complex="16pt"/>
    </style:style>
    <style:style style:name="T21" style:family="text">
      <style:text-properties style:font-name="Chilanka" style:text-underline-style="none" fo:font-weight="bold" officeooo:rsid="001a25d0" style:font-size-asian="16pt" style:font-weight-asian="bold" style:font-weight-complex="bold"/>
    </style:style>
    <style:style style:name="T22" style:family="text">
      <style:text-properties officeooo:rsid="00095bbb"/>
    </style:style>
    <style:style style:name="T23" style:family="text">
      <style:text-properties officeooo:rsid="000b0570"/>
    </style:style>
    <style:style style:name="T24" style:family="text">
      <style:text-properties officeooo:rsid="0005ab1d"/>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officeooo:rsid="001a25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LSI Lab Assignment – <text:span text:style-name="T27">5</text:span></text:p>
      <text:p text:style-name="P3"/>
      <text:p text:style-name="P2"/>
      <text:p text:style-name="P20"><text:span text:style-name="T2">Aim And Objective</text:span><text:span text:style-name="T25"> :</text:span> <text:span text:style-name="T3"><text:s/></text:span><text:span text:style-name="T9">To understand the working of </text:span><text:span text:style-name="T8">digital VLSI </text:span><text:span text:style-name="T21">D-Flip Flop , serial adder,serial multiplier</text:span><text:span text:style-name="T9"> using the Xilinx and Cadence tools. </text:span></text:p>
      <text:p text:style-name="P15"/>
      <text:p text:style-name="P7"><text:span text:style-name="T4">Introduction</text:span> : <text:span text:style-name="T12">D-flip flop is one of the fundamental block in sequential circuits . Serial adder is just an adder with clock. The difference between normal and serial adder is it takes and computes the output in the clock cycles.The circuit gets only effected in rising edge of the clock and elsewhere it will remain the same . And similarly the serial multiplier which also takes input at rising edge and also provides output at clock edges.</text:span></text:p>
      <text:p text:style-name="P10"/>
      <text:p text:style-name="P10">Procedure : <text:span text:style-name="T13">I</text:span><text:span text:style-name="T16">n this assignment , we begin with writing basic verilog codes for </text:span><text:span text:style-name="T17">the <text:s/></text:span><text:span text:style-name="T20">D-Flip Flop , serial adder,serial multiplier </text:span><text:span text:style-name="T17">. Then we </text:span><text:span text:style-name="T16">generate the RTL schematics </text:span><text:span text:style-name="T17">from Xilinx</text:span><text:span text:style-name="T16"> . We then write the code for the corresponding test benches to </text:span><text:span text:style-name="T18">simulate the codes written and </text:span><text:span text:style-name="T16">generate the timing diagrams . I have included the RTL schematics and Timing diagrams from </text:span><text:span text:style-name="T18">Xilinx</text:span><text:span text:style-name="T16"> in my folders . </text:span><text:span text:style-name="T19">Then we also run our code on Spartan 3E boards hence we create a constraints file and implement our design to see the area ,power and timing reports.</text:span></text:p>
      <text:p text:style-name="P13"><text:s/>Then we open cadence and generate snapshots in order to <text:span text:style-name="T22">simulate timing </text:span><text:s/>waveforms . I have also included the corresponding timing diagrams <text:span text:style-name="T22">screenshots</text:span> in my folders . </text:p>
      <text:p text:style-name="P13">We then edit the rc_script file in order to run genus for that specific code . After that we run genus . In genus we take screenshots of the <text:span text:style-name="T22">RTL schematic that is generated </text:span>. Running genus also generates various files such as the area , power , timing report and netlists . We then save these files and I have included all <text:span text:style-name="T24">these files in my folders . </text:span></text:p>
      <text:p text:style-name="P14">We then run innovus . From innovus we get the <text:span text:style-name="T23">layout</text:span> diagram . We also get the file we send to the fabrication station <text:span text:style-name="T23">(enc)</text:span>. We also generate the area , power and timing diagrams which I have included in my folders.</text:p>
      <text:p text:style-name="P1"/>
      <text:p text:style-name="P1"/>
      <text:p text:style-name="P19"><text:soft-page-break/><text:span text:style-name="T26">Results And Discussion</text:span> : <text:span text:style-name="T14"><text:s/>All the computations </text:span><text:span text:style-name="T15">are performed sequentially. The implementation helps in how serial adder differ from normal adder. It takes input sequentially and also generates output and clock edges. And <text:s/>implementation of serial multiplier gives you an idea of intefrating the blocks of sequential and combinational logic circuits. </text:span></text:p>
      <text:p text:style-name="P16"/>
      <text:p text:style-name="P11"/>
      <text:p text:style-name="P9"><text:span text:style-name="T5">Conclusion</text:span> : <text:span text:style-name="T10">The impletation makes us realise that dividing the problems into some stages that are each computed independently </text:span><text:span text:style-name="T12">using clock and also helps to get a general idea in implementing sequential circuites</text:span><text:span text:style-name="T10">. </text:span></text:p>
      <text:p text:style-name="P12"/>
      <text:p text:style-name="P12"/>
      <text:p text:style-name="P8"><text:span text:style-name="T4">References </text:span>: <text:s text:c="4"/><text:span text:style-name="T6">1 . </text:span><text:span text:style-name="T7">www.</text:span><text:span text:style-name="T11">asic-world.com</text:span></text:p>
      <text:p text:style-name="P18"><text:s text:c="22"/>2. <text:s/>Videos uploaded by Mayank and Kunal sir on <text:s text:c="26"/><text:tab/><text:tab/><text:tab/><text:tab/> moodle.</text:p>
      <text:p text:style-name="P17"/>
      <text:p text:style-name="P17"/>
      <text:p text:style-name="P6"><text:tab/><text:tab/><text:tab/><text:tab/><text:tab/><text:tab/><text:tab/><text:tab/><text:tab/>Rahul Kashyap</text:p>
      <text:p text:style-name="P4"><text:tab/><text:tab/><text:tab/><text:tab/><text:tab/><text:tab/><text:tab/><text:tab/><text:tab/>(20181020<text:span text:style-name="T1">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ilanka" svg:font-family="Chilanka"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fo:font-size="14pt"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fo:font-size="14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fo:font-size="14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fo:font-size="14pt" style:text-underline-style="none"/>
    </style:style>
    <style:style style:name="ListLabel_20_1" style:display-name="ListLabel 1" style:family="text">
      <style:text-properties fo:font-size="18pt" style:text-underline-style="none" fo:font-weight="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4:25:05.440822164</meta:creation-date>
    <dc:date>2019-10-22T22:27:38.336329983</dc:date>
    <meta:editing-duration>PT1H32M19S</meta:editing-duration>
    <meta:editing-cycles>14</meta:editing-cycles>
    <meta:generator>LibreOffice/6.0.7.3$Linux_X86_64 LibreOffice_project/00m0$Build-3</meta:generator>
    <meta:document-statistic meta:table-count="0" meta:image-count="0" meta:object-count="0" meta:page-count="2" meta:paragraph-count="13" meta:word-count="439" meta:character-count="2634" meta:non-whitespace-character-count="2120"/>
  </office:meta>
</office:document-meta>
</file>